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6454" officeooo:paragraph-rsid="001b64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as besoin de faire le test d'instabilité :</text:p>
      <text:p text:style-name="P1">Générer des jeux de données pour lesquels il n'existe qu'un seul matching.</text:p>
      <text:p text:style-name="P1"/>
      <text:p text:style-name="P1">Trouver une permutation qui est forcément instable.</text:p>
      <text:p text:style-name="P1"/>
      <text:p text:style-name="P1"/>
      <text:p text:style-name="P1">Comment lier ça à Django ?<text:line-break/><text:line-break/>1 - Transformer sous forme de modèles afin de saisir les données en entrée.</text:p>
      <text:p text:style-name="P1">2 - Une page qui affiche à l'écran le matching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14:09:37.343692596</meta:creation-date>
    <dc:date>2016-01-09T14:23:26.348586144</dc:date>
    <meta:editing-duration>P0D</meta:editing-duration>
    <meta:editing-cycles>1</meta:editing-cycles>
    <meta:document-statistic meta:table-count="0" meta:image-count="0" meta:object-count="0" meta:page-count="1" meta:paragraph-count="5" meta:word-count="57" meta:character-count="318" meta:non-whitespace-character-count="265"/>
    <meta:generator>LibreOffice/4.2.8.2$Linux_X86_64 LibreOffice_project/420m0$Build-2</meta:generator>
  </office:meta>
</office:document-meta>
</file>